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</office:automatic-styles>
  <office:body>
    <office:spreadsheet>
      <table:table table:name="open_boundary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flow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h 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q_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[.B4]/[.B2]" office:value-type="float" office:value="0.666666666666667" calcext:value-type="float">
            <text:p>0.6666666667</text:p>
          </table:table-cell>
        </table:table-row>
        <table:table-row table:style-name="ro1">
          <table:table-cell office:value-type="string" calcext:value-type="string">
            <text:p>q_bound</text:p>
          </table:table-cell>
          <table:table-cell table:formula="of:=[.B5]*[.B3]" office:value-type="float" office:value="0.8" calcext:value-type="float">
            <text:p>0.8</text:p>
          </table:table-cell>
        </table:table-row>
      </table:table>
      <table:table table:name="gm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se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se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cell di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pe</text:p>
          </table:table-cell>
          <table:table-cell table:formula="of:=([.B1]-[.B2])/[.B3]"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flow</text:p>
          </table:table-cell>
          <table:table-cell table:formula="of:=[.B2]-[.B6]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ce1" table:formula="of:=(1/[.B5])* POWER([.B7]; (2/3)) * POWER(ABS([.B4]);( 1/2))" office:value-type="float" office:value="5.09816327554487" calcext:value-type="float">
            <text:p>5.098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formula="of:=[.B8]*[.B7]*[.B3]" office:value-type="float" office:value="1.01963265510897" calcext:value-type="float">
            <text:p>1.0196326551</text:p>
          </table:table-cell>
        </table:table-row>
      </table:table>
      <table:table table:name="bates2010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qt(m2/s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0665" calcext:value-type="float">
            <text:p>9.80665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wse_up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wse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lope</text:p>
          </table:table-cell>
          <table:table-cell table:style-name="ce1" table:formula="of:=([.B9]-[.B8])/[.B2]" office:value-type="float" office:value="0.02" calcext:value-type="float">
            <text:p>0.0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um</text:p>
          </table:table-cell>
          <table:table-cell table:formula="of:=([.B1]-[.B4]*[.B5]*[.B6]*[.B11])" office:value-type="float" office:value="1.90977882" calcext:value-type="float">
            <text:p>1.90977882</text:p>
          </table:table-cell>
        </table:table-row>
        <table:table-row table:style-name="ro1">
          <table:table-cell office:value-type="string" calcext:value-type="string">
            <text:p>den</text:p>
          </table:table-cell>
          <table:table-cell table:formula="of:=1+[.B4]*[.B5]*[.B6]*POWER([.B7];2) * [.B1]/POWER([.B5];10/3)" office:value-type="float" office:value="2.73560553640887" calcext:value-type="float">
            <text:p>2.7356055364</text:p>
          </table:table-cell>
        </table:table-row>
        <table:table-row table:style-name="ro1">
          <table:table-cell office:value-type="string" calcext:value-type="string">
            <text:p>qnew</text:p>
          </table:table-cell>
          <table:table-cell table:formula="of:=[.B13]/[.B14]" office:value-type="float" office:value="0.698119226102691" calcext:value-type="float">
            <text:p>0.69811922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 style:data-style-name="N2" text:time-value="14:24:43.513643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17:16:02.783864864</meta:creation-date>
    <dc:date>2015-10-05T16:41:49.595688641</dc:date>
    <meta:editing-duration>PT22H5M58S</meta:editing-duration>
    <meta:editing-cycles>4</meta:editing-cycles>
    <meta:generator>LibreOffice/4.4.2.2$Linux_X86_64 LibreOffice_project/40m0$Build-2</meta:generator>
    <meta:document-statistic meta:table-count="3" meta:cell-count="54" meta:object-count="0"/>
  </office:meta>
</office:document-meta>
</file>